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218.44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453.63pt" svg:height="255.26pt" svg:x="544.82pt" svg:y="333.58pt">
            <draw:object draw:notify-on-update-of-ranges="Timing.A27:Timing.A27 Timing.B27:Timing.D27 Timing.A28:Timing.A28 Timing.B28:Timing.D28 Timing.A29:Timing.A29 Timing.B29:Timing.D29 Timing.A30:Timing.A30 Timing.B30:Timing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./obj/emu-debug/bin/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./obj/qpu-debug/bin/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obj/qpu-debug/bin/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./obj/qpu-debug/bin/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sudo ./obj/qpu-debug/bin/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.F12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.F16]" office:value-type="float" office:value="13.497253" calcext:value-type="float">
            <text:p>13.497253</text:p>
          </table:table-cell>
          <table:table-cell table:style-name="ce15" table:formula="of:=[.F15]" office:value-type="float" office:value="16.010355" calcext:value-type="float">
            <text:p>16.010355</text:p>
          </table:table-cell>
          <table:table-cell table:style-name="ce15" table:formula="of:=[.F22]" office:value-type="float" office:value="12.905957" calcext:value-type="float">
            <text:p>12.905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 dummy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[.F23]" office:value-type="float" office:value="3.094523" calcext:value-type="float">
            <text:p>3.094523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3:59:41.737133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8T05:26:06.701116214</dc:date>
    <meta:editing-duration>PT6H28M37S</meta:editing-duration>
    <meta:editing-cycles>16</meta:editing-cycles>
    <meta:generator>LibreOffice/6.1.5.2$Linux_ARM_EABI LibreOffice_project/10$Build-2</meta:generator>
    <meta:document-statistic meta:table-count="2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706cm" style:legend-expansion="high" chart:style-name="ch2"/>
        <chart:plot-area chart:style-name="ch3" table:cell-range-address="Timing.A27:Timing.D30" chart:data-source-has-labels="both" svg:x="0.32cm" svg:y="0.18cm" svg:width="12.386cm" svg:height="8.646cm">
          <chartooo:coordinate-region svg:x="0.93cm" svg:y="0.379cm" svg:width="11.765cm" svg:height="7.8cm"/>
          <chart:axis chart:dimension="x" chart:name="primary-x" chart:style-name="ch4" chartooo:axis-type="auto">
            <chartooo:date-scale/>
            <chart:categories table:cell-range-address="Timing.B27:Timing.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B28:Timing.D28" chart:label-cell-address="Timing.A28:Timing.A28" chart:class="chart:bar">
            <chart:data-point chart:repeated="3"/>
          </chart:series>
          <chart:series chart:style-name="ch8" chart:values-cell-range-address="Timing.B29:Timing.D29" chart:label-cell-address="Timing.A29:Timing.A29" chart:class="chart:bar">
            <chart:data-point chart:repeated="3"/>
          </chart:series>
          <chart:series chart:style-name="ch9" chart:values-cell-range-address="Timing.B30:Timing.D30" chart:label-cell-address="Timing.A30:Timing.A3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Timing.B27:Timing.D27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Timing.A28:Timing.A28</svg:desc>
                </draw:g>
              </table:table-cell>
              <table:table-cell office:value-type="float" office:value="3.092124">
                <text:p>3.092124</text:p>
                <draw:g>
                  <svg:desc>Timing.B28:Timing.D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4-64</text:p>
                <draw:g>
                  <svg:desc>Timing.A29:Timing.A29</svg:desc>
                </draw:g>
              </table:table-cell>
              <table:table-cell office:value-type="float" office:value="13.497253">
                <text:p>13.497253</text:p>
                <draw:g>
                  <svg:desc>Timing.B29:Timing.D29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Timing.A30:Timing.A30</svg:desc>
                </draw:g>
              </table:table-cell>
              <table:table-cell office:value-type="float" office:value="0">
                <text:p>0</text:p>
                <draw:g>
                  <svg:desc>Timing.B30:Timing.D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